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5.7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88">
            <text:p>0621 <text:s/>100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89">
            <text:p>0621 <text:s/>100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89">
            <text:p>0621 <text:s/>100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89">
            <text:p>0621 <text:s/>100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89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89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89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89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1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1">
            <text:p>0621 <text:s/>10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1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1">
            <text:p>0621 <text:s/>100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1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1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2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2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2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2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2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2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2">
            <text:p>0621 <text:s/>100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3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3">
            <text:p>0621 <text:s/>100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3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3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3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3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3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3">
            <text:p>0621 <text:s/>10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4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4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4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4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4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4">
            <text:p>0621 <text:s/>10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5">
            <text:p>0621 <text:s/>10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5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5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5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5">
            <text:p>0621 <text:s/>10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6">
            <text:p>0621 <text:s/>10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6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6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6">
            <text:p>0621 <text:s/>10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6">
            <text:p>0621 <text:s/>10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6">
            <text:p>0621 <text:s/>10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6">
            <text:p>0621 <text:s/>10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7">
            <text:p>0621 <text:s/>100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7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7">
            <text:p>0621 <text:s/>10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7">
            <text:p>0621 <text:s/>100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1T10:09:25.98">
            <text:p>0621 <text:s/>100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1T10:09:25.98">
            <text:p>2021/6/21 10:0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1T10:09:25.98">
            <text:p>0621 <text:s/>1009</text:p>
          </table:table-cell>
          <table:table-cell table:style-name="ce7" table:formula="of:=NOW()" office:value-type="date" office:date-value="2021-06-21T10:09:25.98">
            <text:p>0621 <text:s/>100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1T10:09:25.98">
            <text:p>0621 <text:s/>100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09">
            <text:p>0621 <text:s/>100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09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">
            <text:p>0621 <text:s/>100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">
            <text:p>0621 <text:s/>1009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">
            <text:p>0621 <text:s/>10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">
            <text:p>0621 <text:s/>10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1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1">
            <text:p>0621 <text:s/>100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1">
            <text:p>0621 <text:s/>100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1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1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1">
            <text:p>0621 <text:s/>10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1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1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1">
            <text:p>0621 <text:s/>10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2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2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2">
            <text:p>0621 <text:s/>10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19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2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2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2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2">
            <text:p>0621 <text:s/>10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2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2">
            <text:p>0621 <text:s/>10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19"/>
          <table:table-cell table:style-name="ce19" office:value-type="string">
            <text:p>yesterday, it was the seve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3">
            <text:p>0621 <text:s/>100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19" office:value-type="string">
            <text:p>ishraba / al'qah'wata</text:p>
          </table:table-cell>
          <table:table-cell table:style-name="ce19" office:value-type="string">
            <text:p>i drink coffee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3">
            <text:p>0621 <text:s/>100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19" office:value-type="string">
            <text:p>kah'we / mei-nuw'sha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3">
            <text:p>0621 <text:s/>10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19" office:value-type="string" table:number-columns-spanned="2" table:number-rows-spanned="1">
            <text:p>사랑에서 떠나서는 안된다.</text:p>
          </table:table-cell>
          <table:covered-table-cell table:style-name="ce19"/>
          <table:table-cell table:style-name="ce21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3">
            <text:p>0621 <text:s/>10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19" office:value-type="string" table:number-columns-spanned="2" table:number-rows-spanned="1">
            <text:p>사랑의 대신이 될 수 있는 건, 이 우주에서는 없다.</text:p>
          </table:table-cell>
          <table:covered-table-cell table:style-name="ce19"/>
          <table:table-cell table:style-name="ce21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3">
            <text:p>0621 <text:s/>10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3">
            <text:p>0621 <text:s/>100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3">
            <text:p>0621 <text:s/>10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3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3">
            <text:p>0621 <text:s/>10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4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4">
            <text:p>0621 <text:s/>100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19"/>
          <table:table-cell table:style-name="ce19" office:value-type="string">
            <text:p>it was wednesday, the ni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4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4">
            <text:p>0621 <text:s/>100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19" office:value-type="string">
            <text:p>akala'l'ruzi / anahum / ya'akuluwna'l'uruza. / kadzaalika</text:p>
          </table:table-cell>
          <table:table-cell table:style-name="ce19" office:value-type="string">
            <text:p>I eat rice. they eat rice, as well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4">
            <text:p>0621 <text:s/>100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19" office:value-type="string">
            <text:p>ghadzoo[food / xuwr[eat</text:p>
          </table:table-cell>
          <table:table-cell table:style-name="ce19" office:value-type="string">
            <text:p>cats eat food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4">
            <text:p>0621 <text:s/>10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4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 office:value-type="string">
            <text:p>it is not good. it is bad. please don't do it. please stop it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4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4">
            <text:p>0621 <text:s/>100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5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19" office:value-type="string" table:number-columns-spanned="2" table:number-rows-spanned="1">
            <text:p>it was thursday, the tenth of june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5">
            <text:p>0621 <text:s/>10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5">
            <text:p>0621 <text:s/>10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19"/>
          <table:table-cell table:style-name="ce19" office:value-type="string">
            <text:p>it was thursday, the tenth of june.</text:p>
          </table:table-cell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5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5">
            <text:p>0621 <text:s/>10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19" office:value-type="string">
            <text:p>astax'dimu / a'daraadhata / kul / yaomen</text:p>
          </table:table-cell>
          <table:table-cell table:style-name="ce19" office:value-type="string">
            <text:p>I use bicycl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5">
            <text:p>0621 <text:s/>10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19" office:value-type="string">
            <text:p>har / fluwt / dhapaniy / miy'zanam</text:p>
          </table:table-cell>
          <table:table-cell table:style-name="ce19" office:value-type="string">
            <text:p>I play japanese flut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6">
            <text:p>0621 <text:s/>10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6">
            <text:p>0621 <text:s/>100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19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6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6">
            <text:p>0621 <text:s/>10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19" office:value-type="string">
            <text:p>昔、犬を飼っていました。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6">
            <text:p>0621 <text:s/>10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9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9">
            <text:p>0621 <text:s/>10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9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9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19" office:value-type="string" table:number-columns-spanned="2" table:number-rows-spanned="1">
            <text:p>h^aziy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9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9">
            <text:p>0621 <text:s/>100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19" office:value-type="string">
            <text:p>alkol / miy'nuwsham</text:p>
          </table:table-cell>
          <table:table-cell table:style-name="ce19" office:value-type="string">
            <text:p>I drink alcohol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9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9">
            <text:p>0621 <text:s/>100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19">
            <text:p>0621 <text:s/>10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 office:value-type="string">
            <text:p>it is good. you are doing well. please do it. please continue it. / please do it again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">
            <text:p>0621 <text:s/>10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">
            <text:p>0621 <text:s/>10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">
            <text:p>0621 <text:s/>10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">
            <text:p>0621 <text:s/>100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">
            <text:p>0621 <text:s/>10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1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1">
            <text:p>0621 <text:s/>100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1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1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19" office:value-type="string" table:number-columns-spanned="2" table:number-rows-spanned="1">
            <text:p>hedh'dahom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1">
            <text:p>0621 <text:s/>10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19" office:value-type="string">
            <text:p>ism'ka / ushkur'ka</text:p>
          </table:table-cell>
          <table:table-cell table:style-name="ce19" office:value-type="string">
            <text:p>what is your name? thank you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1">
            <text:p>0621 <text:s/>100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19" office:value-type="string">
            <text:p>ism / shumaa[name / chiyst / muta'shakkir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1">
            <text:p>0621 <text:s/>10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19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2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 office:value-type="string">
            <text:p>ここには、ロープが張られていない。落ちます。危険です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2">
            <text:p>0621 <text:s/>10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2">
            <text:p>0621 <text:s/>100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3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3">
            <text:p>0621 <text:s/>10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3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3">
            <text:p>0621 <text:s/>100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2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3">
            <text:p>0621 <text:s/>10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5">
            <text:p>0621 <text:s/>100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5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3.33">
            <text:p>0621 <text:s/>100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3.33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2">
            <text:p>9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3.33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3">
            <text:p>9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6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4">
            <text:p>9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6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5">
            <text:p>9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6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6">
            <text:p>9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6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7">
            <text:p>9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6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8">
            <text:p>9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6.26">
            <text:p>0621 <text:s/>100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1T10:09:24.04">
            <text:p>0621 <text:s/>1009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1T10:09:24.04">
            <text:p>0621 <text:s/>100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1T10:09:26.26">
            <text:p>0621 <text:s/>1009</text:p>
          </table:table-cell>
          <table:table-cell table:style-name="ce7" table:formula="of:=NOW()" office:value-type="date" office:date-value="2021-06-21T10:09:26.26">
            <text:p>0621 <text:s/>100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1T10:09:26.26">
            <text:p>0621 <text:s/>1009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1">2021/06/21</text:date>, <text:time>10:09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1T10:09:25.59</dc:date>
    <dc:creator>iwabuchi ken</dc:creator>
    <meta:editing-duration>P3DT20H6M1S</meta:editing-duration>
    <meta:editing-cycles>552</meta:editing-cycles>
    <meta:generator>OpenOffice/4.1.3$Win32 OpenOffice.org_project/413m1$Build-9783</meta:generator>
    <meta:document-statistic meta:table-count="2" meta:cell-count="1015" meta:object-count="0"/>
  </office:meta>
</office:document-meta>
</file>